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ItemResource.subscribe( SubscriptionInfo info , String subscript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temResource.getWorkspaceHref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ItemResource.spool( OutputContext outputContex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AbstractItemResource.getDisplay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ItemResource.getColl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ItemResource.initLockSuppo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ItemResource.initProperties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">
            <text:p text:style-name="Table_20_Contents">3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AbstractItemResource.move( DavResource destina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bstractItemResource.AbstractItemResource( DavResourceLocator locator , JcrDavSession session , DavResourceFactory factory , Item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ItemResource.getComplianc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ItemResource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temResource.comple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ItemResource.poll( String subscriptionId ,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temResource.getSupported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temResource.copy( DavResource destination , boolean shallow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bstractItemResource.init( SubscriptionManager subsMg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temResource.getItemName( String item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ItemResource.unsubscribe( String subscript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